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15.346cm" fo:min-width="18.271cm" fo:padding-top="0.201cm" fo:padding-bottom="0.201cm" fo:padding-left="0.326cm" fo:padding-right="0.326cm"/>
    </style:style>
    <style:style style:name="gr2" style:family="graphic" style:parent-style-name="standard">
      <style:graphic-properties draw:stroke="none" svg:stroke-color="#000000" draw:fill="none" draw:fill-color="#ffffff" fo:min-height="1.775cm"/>
    </style:style>
    <style:style style:name="gr3" style:family="graphic" style:parent-style-name="standard">
      <style:graphic-properties draw:textarea-horizontal-align="justify" draw:textarea-vertical-align="middle" draw:auto-grow-height="false" fo:min-height="6.989cm" fo:min-width="4.961cm"/>
    </style:style>
    <style:style style:name="gr4" style:family="graphic" style:parent-style-name="standard">
      <style:graphic-properties draw:stroke="none" svg:stroke-color="#000000" draw:fill="none" draw:fill-color="#ffffff" fo:min-height="1.576cm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gr6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min-height="10.037cm" fo:min-width="6.993cm" fo:padding-top="0.176cm" fo:padding-bottom="0.176cm" fo:padding-left="0.301cm" fo:padding-right="0.30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Source Sans Pro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T1" style:family="text">
      <style:text-properties style:font-name="Source Sans Pro" fo:font-size="40pt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5.748cm" svg:x="4.429cm" svg:y="3.2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207cm" svg:height="2.025cm" svg:x="11.104cm" svg:y="4.067cm">
          <draw:text-box>
            <text:p><text:span text:style-name="T1">Product</text:span></text:p>
          </draw:text-box>
        </draw:frame>
        <draw:custom-shape draw:style-name="gr3" draw:text-style-name="P3" draw:layer="layout" svg:width="5.461cm" svg:height="7.239cm" svg:x="15.022cm" svg:y="10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683cm" svg:height="1.826cm" svg:x="16.038cm" svg:y="10.29cm">
          <draw:text-box>
            <text:p><text:span text:style-name="T2">SKU</text:span></text:p>
          </draw:text-box>
        </draw:frame>
        <draw:frame draw:style-name="gr5" draw:text-style-name="P5" draw:layer="layout" svg:width="5.207cm" svg:height="1.397cm" draw:transform="rotate (0.937939940021753) translate (17.293cm 15.941cm)">
          <draw:text-box>
            <text:p><text:span text:style-name="T3">Inventory</text:span></text:p>
          </draw:text-box>
        </draw:frame>
        <draw:frame draw:style-name="gr5" draw:text-style-name="P6" draw:layer="layout" svg:width="4.064cm" svg:height="1.397cm" draw:transform="rotate (-0.401076662108297) translate (15.309cm 14.858cm)">
          <draw:text-box>
            <text:p><text:span text:style-name="T4">Pricing</text:span></text:p>
          </draw:text-box>
        </draw:frame>
        <draw:custom-shape draw:style-name="gr3" draw:text-style-name="P3" draw:layer="layout" svg:width="5.461cm" svg:height="7.239cm" svg:x="6.622cm" svg:y="10.0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683cm" svg:height="1.826cm" svg:x="7.638cm" svg:y="10.29cm">
          <draw:text-box>
            <text:p><text:span text:style-name="T2">SKU</text:span></text:p>
          </draw:text-box>
        </draw:frame>
        <draw:frame draw:style-name="gr5" draw:text-style-name="P5" draw:layer="layout" svg:width="5.207cm" svg:height="1.397cm" draw:transform="rotate (0.937939940021753) translate (9.094cm 15.842cm)">
          <draw:text-box>
            <text:p><text:span text:style-name="T3">Inventory</text:span></text:p>
          </draw:text-box>
        </draw:frame>
        <draw:frame draw:style-name="gr5" draw:text-style-name="P6" draw:layer="layout" svg:width="4.064cm" svg:height="1.397cm" draw:transform="rotate (-0.401076662108297) translate (6.909cm 14.859cm)">
          <draw:text-box>
            <text:p><text:span text:style-name="T4">Pricing</text:span></text:p>
          </draw:text-box>
        </draw:frame>
        <draw:custom-shape draw:style-name="gr6" draw:text-style-name="P1" draw:layer="layout" svg:width="7.493cm" svg:height="10.287cm" svg:x="5.751cm" svg:y="7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7.493cm" svg:height="10.287cm" svg:x="14.151cm" svg:y="7.3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5.207cm" svg:height="1.397cm" svg:x="6.948cm" svg:y="8.131cm">
          <draw:text-box>
            <text:p text:style-name="P7"><text:span text:style-name="T4">Variant A</text:span></text:p>
          </draw:text-box>
        </draw:frame>
        <draw:frame draw:style-name="gr5" draw:text-style-name="P6" draw:layer="layout" svg:width="5.207cm" svg:height="1.397cm" svg:x="15.349cm" svg:y="8.132cm">
          <draw:text-box>
            <text:p text:style-name="P7"><text:span text:style-name="T4">Variant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4:50:14.690170641</meta:creation-date>
    <dc:date>2018-05-11T15:20:48.242778801</dc:date>
    <meta:editing-duration>PT18M52S</meta:editing-duration>
    <meta:editing-cycles>2</meta:editing-cycles>
    <meta:generator>LibreOffice/6.0.3.2$Linux_X86_64 LibreOffice_project/00m0$Build-2</meta:generator>
    <meta:document-statistic meta:object-count="14"/>
  </office:meta>
</office:document-meta>
</file>